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8.1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9d85be" draw:opacity="46%" draw:textarea-horizontal-align="justify" draw:textarea-vertical-align="middle" draw:auto-grow-height="false" fo:min-height="2.544cm" fo:min-width="2.294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.503cm" fo:min-width="0.823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0.766cm" fo:min-width="0.516cm"/>
    </style:style>
    <style:style style:name="gr6" style:family="graphic" style:parent-style-name="standard">
      <style:graphic-properties draw:fill-color="#fedcc6" draw:textarea-horizontal-align="justify" draw:textarea-vertical-align="middle" draw:auto-grow-height="false" fo:min-height="0.766cm" fo:min-width="0.5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72cm" fo:min-width="0cm"/>
    </style:style>
    <style:style style:name="gr10" style:family="graphic" style:parent-style-name="standard">
      <style:graphic-properties draw:fill-color="#e3d200" draw:textarea-horizontal-align="justify" draw:textarea-vertical-align="middle" draw:auto-grow-height="false" fo:min-height="0.766cm" fo:min-width="0.516cm"/>
    </style:style>
    <style:style style:name="gr11" style:family="graphic" style:parent-style-name="standard">
      <style:graphic-properties draw:fill-color="#add58a" draw:textarea-horizontal-align="justify" draw:textarea-vertical-align="middle" draw:auto-grow-height="false" fo:min-height="0.766cm" fo:min-width="0.516cm"/>
    </style:style>
    <style:style style:name="gr12" style:family="graphic" style:parent-style-name="standard">
      <style:graphic-properties draw:fill-color="#ef413d" draw:textarea-horizontal-align="justify" draw:textarea-vertical-align="middle" draw:auto-grow-height="false" fo:min-height="0.766cm" fo:min-width="0.516cm"/>
    </style:style>
    <style:style style:name="gr13" style:family="graphic" style:parent-style-name="objectwithoutfill">
      <style:graphic-properties svg:stroke-width="0.388cm" draw:marker-start-width="0.78cm" draw:marker-end="Arrow" draw:marker-end-width="0.88cm" svg:stroke-opacity="80%" draw:fill="none" draw:textarea-vertical-align="middle" fo:padding-top="0.317cm" fo:padding-bottom="0.317cm" fo:padding-left="0.442cm" fo:padding-right="0.442cm"/>
    </style:style>
    <style:style style:name="gr14" style:family="graphic" style:parent-style-name="standard">
      <style:graphic-properties draw:fill-color="#adc5e7" draw:opacity="34%" draw:textarea-horizontal-align="justify" draw:textarea-vertical-align="middle" draw:auto-grow-height="false" fo:min-height="0.766cm" fo:min-width="0.51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svg:stroke-width="0.212cm" draw:marker-start-width="0.518cm" draw:marker-end-width="0.518cm" draw:fill="none" draw:fill-color="#fcd4d1" draw:textarea-vertical-align="middle" fo:padding-top="0.231cm" fo:padding-bottom="0.231cm" fo:padding-left="0.356cm" fo:padding-right="0.356cm"/>
    </style:style>
    <style:style style:name="gr17" style:family="graphic" style:parent-style-name="objectwithoutfill">
      <style:graphic-properties draw:fill="none" draw:fill-color="#fcd4d1" draw:textarea-vertical-align="middle"/>
    </style:style>
    <style:style style:name="gr18" style:family="graphic" style:parent-style-name="standard">
      <style:graphic-properties draw:fill-color="#826aaf" draw:textarea-horizontal-align="justify" draw:textarea-vertical-align="middle" draw:auto-grow-height="false" fo:min-height="0.488cm" fo:min-width="1.024cm"/>
    </style:style>
    <style:style style:name="gr19" style:family="graphic" style:parent-style-name="standard">
      <style:graphic-properties draw:fill-color="#f9a870" draw:textarea-horizontal-align="justify" draw:textarea-vertical-align="middle" draw:auto-grow-height="false" fo:min-height="0.488cm" fo:min-width="1.024cm"/>
    </style:style>
    <style:style style:name="gr20" style:family="graphic" style:parent-style-name="objectwithoutfill">
      <style:graphic-properties draw:stroke="dash" draw:stroke-dash="Fine_20_Dashed" draw:marker-end="Arrow" draw:marker-end-width="0.3cm" draw:fill="none" draw:fill-color="#826aaf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loext:graphic-properties draw:fill-color="#9d85be" draw:opacity="46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adc5e7"/>
      <style:paragraph-properties fo:text-align="center"/>
    </style:style>
    <style:style style:name="P7" style:family="paragraph">
      <loext:graphic-properties draw:fill-color="#fedcc6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e3d200"/>
      <style:paragraph-properties fo:text-align="center"/>
    </style:style>
    <style:style style:name="P11" style:family="paragraph">
      <loext:graphic-properties draw:fill-color="#add58a"/>
      <style:paragraph-properties fo:text-align="center"/>
    </style:style>
    <style:style style:name="P12" style:family="paragraph">
      <loext:graphic-properties draw:fill-color="#ef413d"/>
      <style:paragraph-properties fo:text-align="center"/>
    </style:style>
    <style:style style:name="P13" style:family="paragraph">
      <loext:graphic-properties draw:fill-color="#adc5e7" draw:opacity="34%"/>
      <style:paragraph-properties fo:text-align="center"/>
    </style:style>
    <style:style style:name="P14" style:family="paragraph">
      <loext:graphic-properties draw:fill="none" draw:fill-color="#fcd4d1"/>
      <style:paragraph-properties fo:text-align="center"/>
    </style:style>
    <style:style style:name="P15" style:family="paragraph">
      <loext:graphic-properties draw:fill-color="#826aaf"/>
      <style:paragraph-properties fo:text-align="center"/>
    </style:style>
    <style:style style:name="P16" style:family="paragraph">
      <loext:graphic-properties draw:fill-color="#f9a870"/>
      <style:paragraph-properties fo:text-align="center"/>
    </style:style>
    <style:style style:name="P17" style:family="paragraph">
      <loext:graphic-properties draw:fill="none" draw:fill-color="#826aa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696cm" svg:height="8.369cm" svg:x="2.032cm" svg:y="0.762cm">
          <draw:text-box>
            <text:p><text:span text:style-name="T1">Knuth Morris Pratt algorithm</text:span></text:p>
            <text:p/>
            <text:p/>
            <text:p/>
            <text:p/>
            <text:p/>
            <text:p>Search a (long) string for a (shorter) substring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3" draw:text-style-name="P3" draw:layer="layout" svg:width="2.794cm" svg:height="2.794cm" svg:x="15.848cm" svg:y="8.628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5" draw:layer="layout" svg:width="1.323cm" svg:height="1.753cm" svg:x="16.592cm" svg:y="9.931cm">
          <text:p text:style-name="P4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8.696cm" svg:height="8.369cm" svg:x="2.032cm" svg:y="0.762cm">
          <draw:text-box>
            <text:p><text:span text:style-name="T1"/></text:p>
            <text:p/>
            <text:p/>
            <text:p/>
            <text:p/>
            <text:p/>
            <text:p/>
          </draw:text-box>
        </draw:frame>
        <draw:custom-shape draw:style-name="gr5" draw:text-style-name="P6" draw:layer="layout" svg:width="1.016cm" svg:height="1.016cm" svg:x="3.468cm" svg:y="0.324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4.668cm" svg:y="0.324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5.868cm" svg:y="0.324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7.068cm" svg:y="0.324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8.268cm" svg:y="0.324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9.468cm" svg:y="0.324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0.668cm" svg:y="0.324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3.468cm" svg:y="1.524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4.668cm" svg:y="1.524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5.868cm" svg:y="1.524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7.068cm" svg:y="1.524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8.268cm" svg:y="1.524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9.468cm" svg:y="1.524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10.668cm" svg:y="1.524cm">
          <text:p text:style-name="P4">6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347cm" svg:height="0.962cm" svg:x="0.508cm" svg:y="0.508cm">
          <draw:text-box>
            <text:p><text:s text:c="16"/></text:p>
          </draw:text-box>
        </draw:frame>
        <draw:custom-shape draw:style-name="gr5" draw:text-style-name="P6" draw:layer="layout" svg:width="1.016cm" svg:height="1.016cm" svg:x="20.276cm" svg:y="0.254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1.476cm" svg:y="0.254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2.676cm" svg:y="0.254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4.976cm" svg:y="0.254cm">
          <text:p text:style-name="P4">x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5.963cm" svg:height="0.962cm" svg:x="13.23cm" svg:y="0.364cm">
          <draw:text-box>
            <text:p>Substring to search</text:p>
          </draw:text-box>
        </draw:frame>
        <draw:line draw:style-name="gr8" draw:text-style-name="P9" draw:layer="layout" svg:x1="0.254cm" svg:y1="2.756cm" svg:x2="27.432cm" svg:y2="2.794cm">
          <text:p/>
        </draw:line>
        <draw:frame draw:style-name="gr7" draw:text-style-name="P8" draw:layer="layout" svg:width="2.157cm" svg:height="0.962cm" svg:x="0.477cm" svg:y="0.508cm">
          <draw:text-box>
            <text:p>String</text:p>
          </draw:text-box>
        </draw:frame>
        <draw:frame draw:style-name="gr7" draw:text-style-name="P8" draw:layer="layout" svg:width="2.72cm" svg:height="0.962cm" svg:x="0.74cm" svg:y="1.778cm">
          <draw:text-box>
            <text:p>Indexes</text:p>
          </draw:text-box>
        </draw:frame>
        <draw:custom-shape draw:style-name="gr5" draw:text-style-name="P6" draw:layer="layout" svg:width="1.016cm" svg:height="1.016cm" svg:x="11.868cm" svg:y="0.324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11.868cm" svg:y="1.524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3.776cm" svg:y="0.254cm">
          <text:p text:style-name="P4">a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5.908cm" svg:height="10.922cm" svg:x="1.016cm" svg:y="3.556cm">
          <draw:text-box>
            <text:p>Note that if there is a match it will ALWAYS start with </text:p>
            <text:p/>
            <text:p>Also in the substring to search the <text:tab/><text:tab/><text:tab/> is repeated twice; this means that if we</text:p>
            <text:p/>
            <text:p><text:s/>detect a mimatch in the last character of the substring <text:s text:c="5"/><text:tab/><text:tab/>we do not need to start the</text:p>
            <text:p/>
            <text:p><text:s/>matching process from the beginning of the pattern as <text:s/>can be seen here:</text:p>
            <text:p/>
            <text:p/>
          </draw:text-box>
        </draw:frame>
        <draw:custom-shape draw:style-name="gr5" draw:text-style-name="P6" draw:layer="layout" svg:width="1.016cm" svg:height="1.016cm" svg:x="24.976cm" svg:y="0.254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4.976cm" svg:y="0.254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4.976cm" svg:y="0.254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6.176cm" svg:y="3.554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7.376cm" svg:y="3.554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1.476cm" svg:y="5.054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2.676cm" svg:y="5.054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6.876cm" svg:y="6.354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.068cm" svg:y="10.224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.268cm" svg:y="10.224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3.468cm" svg:y="10.224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4.668cm" svg:y="10.224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5.868cm" svg:y="10.224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016cm" svg:height="1.016cm" svg:x="7.068cm" svg:y="10.224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8.268cm" svg:y="10.224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9.468cm" svg:y="10.224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" draw:id="id1" draw:layer="layout" svg:width="1.016cm" svg:height="1.016cm" svg:x="2.276cm" svg:y="12.354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11" draw:text-style-name="P11" xml:id="id2" draw:id="id2" draw:layer="layout" svg:width="1.016cm" svg:height="1.016cm" svg:x="3.376cm" svg:y="12.354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11" draw:text-style-name="P11" xml:id="id3" draw:id="id3" draw:layer="layout" svg:width="1.016cm" svg:height="1.016cm" svg:x="4.676cm" svg:y="12.354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1.016cm" svg:height="1.016cm" svg:x="6.976cm" svg:y="12.354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11" draw:text-style-name="P11" xml:id="id5" draw:id="id5" draw:layer="layout" svg:width="1.016cm" svg:height="1.016cm" svg:x="5.776cm" svg:y="12.354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1.016cm" svg:height="1.016cm" svg:x="6.976cm" svg:y="12.354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1.016cm" svg:height="1.016cm" svg:x="6.976cm" svg:y="12.354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12" draw:text-style-name="P12" xml:id="id8" draw:id="id8" draw:layer="layout" svg:width="1.016cm" svg:height="1.016cm" svg:x="6.976cm" svg:y="12.354cm">
          <text:p text:style-name="P4">x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11.43cm" svg:y1="10.714cm" svg:x2="13.716cm" svg:y2="10.714cm">
          <text:p/>
        </draw:line>
        <draw:custom-shape draw:style-name="gr5" draw:text-style-name="P6" draw:layer="layout" svg:width="1.016cm" svg:height="1.016cm" svg:x="20.276cm" svg:y="0.254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1.476cm" svg:y="0.254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2.676cm" svg:y="0.254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4.976cm" svg:y="0.254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3.776cm" svg:y="0.254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4.976cm" svg:y="0.254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4.976cm" svg:y="0.254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4.976cm" svg:y="0.254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4.376cm" svg:y="10.206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5.576cm" svg:y="10.206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016cm" svg:height="1.016cm" svg:x="16.776cm" svg:y="10.206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7.976cm" svg:y="10.206cm">
          <text:p text:style-name="P4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016cm" svg:height="1.016cm" svg:x="19.176cm" svg:y="10.206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016cm" svg:height="1.016cm" svg:x="20.376cm" svg:y="10.206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1.576cm" svg:y="10.206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2.776cm" svg:y="10.206cm">
          <text:p text:style-name="P4">x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2.824cm" svg:y1="9.19cm" svg:x2="2.824cm" svg:y2="10.224cm">
          <text:p/>
        </draw:line>
        <draw:line draw:style-name="gr15" draw:text-style-name="P9" draw:layer="layout" svg:x1="18.524cm" svg:y1="9.19cm" svg:x2="18.524cm" svg:y2="10.224cm">
          <text:p/>
        </draw:line>
        <draw:line draw:style-name="gr16" draw:text-style-name="P14" xml:id="id9" draw:id="id9" draw:layer="layout" svg:x1="4.772cm" svg:y1="14.254cm" svg:x2="6.604cm" svg:y2="14.254cm">
          <text:p/>
        </draw:line>
        <draw:line draw:style-name="gr16" draw:text-style-name="P14" xml:id="id10" draw:id="id10" draw:layer="layout" svg:x1="4.776cm" svg:y1="13.37cm" svg:x2="4.776cm" svg:y2="14.362cm">
          <text:p/>
        </draw:line>
        <draw:line draw:style-name="gr16" draw:text-style-name="P14" xml:id="id11" draw:id="id11" draw:layer="layout" svg:x1="6.676cm" svg:y1="13.37cm" svg:x2="6.676cm" svg:y2="14.362cm">
          <text:p/>
        </draw:line>
        <draw:line draw:style-name="gr16" draw:text-style-name="P14" xml:id="id12" draw:id="id12" draw:layer="layout" svg:x1="2.372cm" svg:y1="14.254cm" svg:x2="4.204cm" svg:y2="14.254cm">
          <text:p/>
        </draw:line>
        <draw:line draw:style-name="gr16" draw:text-style-name="P14" xml:id="id13" draw:id="id13" draw:layer="layout" svg:x1="2.376cm" svg:y1="13.37cm" svg:x2="2.376cm" svg:y2="14.362cm">
          <text:p/>
        </draw:line>
        <draw:line draw:style-name="gr16" draw:text-style-name="P14" xml:id="id14" draw:id="id14" draw:layer="layout" svg:x1="4.276cm" svg:y1="13.37cm" svg:x2="4.276cm" svg:y2="14.362cm">
          <text:p/>
        </draw:line>
        <draw:line draw:style-name="gr17" draw:text-style-name="P14" xml:id="id15" draw:id="id15" draw:layer="layout" svg:x1="2.376cm" svg:y1="13.37cm" svg:x2="4.276cm" svg:y2="13.37cm">
          <text:p/>
        </draw:line>
        <draw:line draw:style-name="gr17" draw:text-style-name="P14" xml:id="id16" draw:id="id16" draw:layer="layout" svg:x1="4.776cm" svg:y1="13.37cm" svg:x2="6.792cm" svg:y2="13.37cm">
          <text:p/>
        </draw:line>
        <draw:custom-shape draw:style-name="gr18" draw:text-style-name="P15" xml:id="id17" draw:id="id17" draw:layer="layout" svg:width="1.524cm" svg:height="0.738cm" svg:x="2.54cm" svg:y="13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xml:id="id18" draw:id="id18" draw:layer="layout" svg:width="1.524cm" svg:height="0.738cm" svg:x="4.94cm" svg:y="13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016cm" svg:height="1.016cm" svg:x="18.034cm" svg:y="12.722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016cm" svg:height="1.016cm" svg:x="19.134cm" svg:y="12.722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016cm" svg:height="1.016cm" svg:x="20.434cm" svg:y="12.722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2.734cm" svg:y="12.722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016cm" svg:height="1.016cm" svg:x="21.534cm" svg:y="12.722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2.734cm" svg:y="12.722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2.734cm" svg:y="12.722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016cm" svg:height="1.016cm" svg:x="22.734cm" svg:y="12.722cm">
          <text:p text:style-name="P4">x</text:p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20.53cm" svg:y1="14.622cm" svg:x2="22.362cm" svg:y2="14.622cm">
          <text:p/>
        </draw:line>
        <draw:line draw:style-name="gr16" draw:text-style-name="P14" draw:layer="layout" svg:x1="20.534cm" svg:y1="13.738cm" svg:x2="20.534cm" svg:y2="14.73cm">
          <text:p/>
        </draw:line>
        <draw:line draw:style-name="gr16" draw:text-style-name="P14" draw:layer="layout" svg:x1="22.434cm" svg:y1="13.738cm" svg:x2="22.434cm" svg:y2="14.73cm">
          <text:p/>
        </draw:line>
        <draw:line draw:style-name="gr16" draw:text-style-name="P14" draw:layer="layout" svg:x1="18.13cm" svg:y1="14.622cm" svg:x2="19.962cm" svg:y2="14.622cm">
          <text:p/>
        </draw:line>
        <draw:line draw:style-name="gr16" draw:text-style-name="P14" draw:layer="layout" svg:x1="18.134cm" svg:y1="13.738cm" svg:x2="18.134cm" svg:y2="14.73cm">
          <text:p/>
        </draw:line>
        <draw:line draw:style-name="gr16" draw:text-style-name="P14" draw:layer="layout" svg:x1="20.034cm" svg:y1="13.738cm" svg:x2="20.034cm" svg:y2="14.73cm">
          <text:p/>
        </draw:line>
        <draw:line draw:style-name="gr17" draw:text-style-name="P14" draw:layer="layout" svg:x1="18.134cm" svg:y1="13.738cm" svg:x2="20.034cm" svg:y2="13.738cm">
          <text:p/>
        </draw:line>
        <draw:line draw:style-name="gr17" draw:text-style-name="P14" draw:layer="layout" svg:x1="20.534cm" svg:y1="13.738cm" svg:x2="22.55cm" svg:y2="13.738cm">
          <text:p/>
        </draw:line>
        <draw:custom-shape draw:style-name="gr18" draw:text-style-name="P15" draw:layer="layout" svg:width="1.524cm" svg:height="0.738cm" svg:x="18.298cm" svg:y="13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1.524cm" svg:height="0.738cm" svg:x="20.698cm" svg:y="13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7" draw:layer="layout" svg:x1="5.08cm" svg:y1="11.24cm" svg:x2="2.794cm" svg:y2="12.354cm">
          <text:p/>
        </draw:line>
        <draw:line draw:style-name="gr20" draw:text-style-name="P17" draw:layer="layout" svg:x1="6.381cm" svg:y1="11.24cm" svg:x2="4.095cm" svg:y2="12.35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2T20:26:20.740990694</meta:creation-date>
    <dc:date>2021-09-22T22:26:41.918860113</dc:date>
    <meta:editing-duration>PT39M55S</meta:editing-duration>
    <meta:editing-cycles>9</meta:editing-cycles>
    <meta:generator>LibreOffice/6.0.7.3$Linux_X86_64 LibreOffice_project/00m0$Build-3</meta:generator>
    <meta:document-statistic meta:object-count="137"/>
  </office:meta>
</office:document-meta>
</file>